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draw:stroke="dash" draw:stroke-dash="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 draw:shadow="visible" draw:shadow-offset-x="0.203cm" draw:shadow-offset-y="0.203cm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7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556cm" fo:min-width="2.5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4cm" svg:y1="1.551cm" svg:x2="9.654cm" svg:y2="1.551cm">
          <text:p/>
        </draw:line>
        <draw:line draw:style-name="gr2" draw:text-style-name="P1" draw:layer="layout" svg:x1="5.84cm" svg:y1="2.059cm" svg:x2="9.904cm" svg:y2="2.059cm">
          <text:p/>
        </draw:line>
        <draw:line draw:style-name="gr3" draw:text-style-name="P1" draw:layer="layout" svg:x1="9.54cm" svg:y1="2.059cm" svg:x2="12.354cm" svg:y2="2.059cm">
          <text:p/>
        </draw:line>
        <draw:line draw:style-name="gr4" draw:text-style-name="P1" draw:layer="layout" svg:x1="9.24cm" svg:y1="1.551cm" svg:x2="12.354cm" svg:y2="1.551cm">
          <text:p/>
        </draw:line>
        <draw:line draw:style-name="gr3" draw:text-style-name="P1" draw:layer="layout" svg:x1="1.94cm" svg:y1="2.059cm" svg:x2="6.004cm" svg:y2="2.059cm">
          <text:p/>
        </draw:line>
        <draw:line draw:style-name="gr4" draw:text-style-name="P1" draw:layer="layout" svg:x1="1.94cm" svg:y1="1.551cm" svg:x2="6.004cm" svg:y2="1.551cm">
          <text:p/>
        </draw:line>
        <draw:custom-shape draw:style-name="gr5" draw:text-style-name="P2" draw:layer="layout" svg:width="1.27cm" svg:height="1.27cm" svg:x="3.21cm" svg:y="1.17cm">
          <text:p text:style-name="P1"><text:span text:style-name="T1">FU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5.71cm" svg:y="1.17cm">
          <text:p text:style-name="P1"><text:span text:style-name="T1">FU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8.81cm" svg:y="1.17cm">
          <text:p text:style-name="P1"><text:span text:style-name="T1">FU1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1.31cm" svg:y="1.17cm">
          <text:p text:style-name="P1"><text:span text:style-name="T1">FU15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591cm" svg:y1="2.44cm" svg:x2="3.591cm" svg:y2="3.329cm">
          <text:p/>
        </draw:line>
        <draw:line draw:style-name="gr6" draw:text-style-name="P1" draw:layer="layout" svg:x1="4.091cm" svg:y1="2.44cm" svg:x2="4.091cm" svg:y2="3.329cm">
          <text:p/>
        </draw:line>
        <draw:line draw:style-name="gr6" draw:text-style-name="P1" draw:layer="layout" svg:x1="6.091cm" svg:y1="2.44cm" svg:x2="6.091cm" svg:y2="3.329cm">
          <text:p/>
        </draw:line>
        <draw:line draw:style-name="gr6" draw:text-style-name="P1" draw:layer="layout" svg:x1="6.591cm" svg:y1="2.413cm" svg:x2="6.591cm" svg:y2="3.302cm">
          <text:p/>
        </draw:line>
        <draw:line draw:style-name="gr6" draw:text-style-name="P1" draw:layer="layout" svg:x1="9.491cm" svg:y1="2.44cm" svg:x2="9.491cm" svg:y2="3.329cm">
          <text:p/>
        </draw:line>
        <draw:line draw:style-name="gr6" draw:text-style-name="P1" draw:layer="layout" svg:x1="11.991cm" svg:y1="2.413cm" svg:x2="11.991cm" svg:y2="3.302cm">
          <text:p/>
        </draw:line>
        <draw:line draw:style-name="gr6" draw:text-style-name="P1" draw:layer="layout" svg:x1="11.691cm" svg:y1="0.313cm" svg:x2="11.691cm" svg:y2="1.202cm">
          <text:p/>
        </draw:line>
        <draw:line draw:style-name="gr6" draw:text-style-name="P1" draw:layer="layout" svg:x1="12.191cm" svg:y1="0.313cm" svg:x2="12.191cm" svg:y2="1.202cm">
          <text:p/>
        </draw:line>
        <draw:line draw:style-name="gr6" draw:text-style-name="P1" draw:layer="layout" svg:x1="9.191cm" svg:y1="0.313cm" svg:x2="9.191cm" svg:y2="1.202cm">
          <text:p/>
        </draw:line>
        <draw:line draw:style-name="gr6" draw:text-style-name="P1" draw:layer="layout" svg:x1="9.691cm" svg:y1="0.313cm" svg:x2="9.691cm" svg:y2="1.202cm">
          <text:p/>
        </draw:line>
        <draw:line draw:style-name="gr6" draw:text-style-name="P1" draw:layer="layout" svg:x1="6.091cm" svg:y1="0.313cm" svg:x2="6.091cm" svg:y2="1.202cm">
          <text:p/>
        </draw:line>
        <draw:line draw:style-name="gr6" draw:text-style-name="P1" draw:layer="layout" svg:x1="6.591cm" svg:y1="0.313cm" svg:x2="6.591cm" svg:y2="1.202cm">
          <text:p/>
        </draw:line>
        <draw:line draw:style-name="gr6" draw:text-style-name="P1" draw:layer="layout" svg:x1="3.591cm" svg:y1="0.313cm" svg:x2="3.591cm" svg:y2="1.202cm">
          <text:p/>
        </draw:line>
        <draw:line draw:style-name="gr6" draw:text-style-name="P1" draw:layer="layout" svg:x1="4.091cm" svg:y1="0.313cm" svg:x2="4.091cm" svg:y2="1.202cm">
          <text:p/>
        </draw:line>
        <draw:line draw:style-name="gr7" draw:text-style-name="P1" draw:layer="layout" svg:x1="2.448cm" svg:y1="3.41cm" svg:x2="13.37cm" svg:y2="3.41cm">
          <text:p/>
        </draw:line>
        <draw:line draw:style-name="gr7" draw:text-style-name="P1" draw:layer="layout" svg:x1="13.27cm" svg:y1="0.154cm" svg:x2="13.27cm" svg:y2="3.456cm">
          <text:p/>
        </draw:line>
        <draw:line draw:style-name="gr7" draw:text-style-name="P1" draw:layer="layout" svg:x1="2.448cm" svg:y1="0.21cm" svg:x2="13.37cm" svg:y2="0.21cm">
          <text:p/>
        </draw:line>
        <draw:frame draw:style-name="gr8" draw:text-style-name="P4" draw:layer="layout" svg:width="2.932cm" svg:height="0.806cm" svg:x="0.589cm" svg:y="0.916cm">
          <draw:text-box>
            <text:p text:style-name="P3"><text:span text:style-name="T2">Config Bus</text:span></text:p>
          </draw:text-box>
        </draw:frame>
        <draw:frame draw:style-name="gr9" draw:text-style-name="P4" draw:layer="layout" svg:width="2.547cm" svg:height="0.806cm" svg:x="7.059cm" svg:y="2.777cm">
          <draw:text-box>
            <text:p text:style-name="P3"><text:span text:style-name="T2">Data Bus</text:span></text:p>
          </draw:text-box>
        </draw:frame>
        <draw:frame draw:style-name="gr10" draw:text-style-name="P4" draw:layer="layout" svg:width="3.097cm" svg:height="0.806cm" svg:x="0.462cm" svg:y="2.015cm">
          <draw:text-box>
            <text:p text:style-name="P3"><text:span text:style-name="T2">Control 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6:35:01.905570620</meta:creation-date>
    <dc:date>2017-08-10T23:47:34.070675559</dc:date>
    <meta:editing-duration>PT42M54S</meta:editing-duration>
    <meta:editing-cycles>6</meta:editing-cycles>
    <meta:generator>LibreOffice/4.3.3.2$Linux_X86_64 LibreOffice_project/430m0$Build-2</meta:generator>
    <dc:creator>Jose Sousa</dc:creator>
    <meta:document-statistic meta:object-count="30"/>
  </office:meta>
</office:document-meta>
</file>